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48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2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2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t</text:p>
          </table:table-cell>
          <table:table-cell office:value-type="float" office:value="8" table:style-name="ce2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2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2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5;7;8;14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2">
            <text:p>5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2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string" table:style-name="ce2">
            <text:p>3;4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2">
            <text:p>7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2">
            <text:p>9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2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string" table:style-name="ce2">
            <text:p>11;15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office:value-type="string" table:style-name="ce2">
            <text:p>10;12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2">
            <text:p>9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2">
            <text:p>13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5" table:style-name="ce1">
            <text:p>55</text:p>
          </table:table-cell>
          <table:table-cell office:value-type="string" table:style-name="ce2">
            <text:p>14;16</text:p>
          </table:table-cell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HP</meta:initial-creator>
    <dc:creator>user</dc:creator>
    <meta:creation-date>2022-07-26T06:42:39Z</meta:creation-date>
    <dc:date>2023-07-21T15:18:51Z</dc:date>
  </office:meta>
</office:document-meta>
</file>